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b7ac" officeooo:paragraph-rsid="0017b7ac"/>
    </style:style>
    <style:style style:name="P2" style:family="paragraph" style:parent-style-name="Standard">
      <style:text-properties officeooo:rsid="0018d766" officeooo:paragraph-rsid="0018d766"/>
    </style:style>
    <style:style style:name="P3" style:family="paragraph" style:parent-style-name="Standard">
      <style:text-properties officeooo:rsid="0019bb49" officeooo:paragraph-rsid="0019bb49"/>
    </style:style>
    <style:style style:name="P4" style:family="paragraph" style:parent-style-name="Standard">
      <style:text-properties officeooo:rsid="001b833d" officeooo:paragraph-rsid="001b833d"/>
    </style:style>
    <style:style style:name="P5" style:family="paragraph" style:parent-style-name="Standard">
      <style:text-properties officeooo:rsid="001bfd56" officeooo:paragraph-rsid="001bfd56"/>
    </style:style>
    <style:style style:name="P6" style:family="paragraph" style:parent-style-name="Standard">
      <style:text-properties officeooo:rsid="001e306d" officeooo:paragraph-rsid="001e306d"/>
    </style:style>
    <style:style style:name="P7" style:family="paragraph" style:parent-style-name="Standard">
      <style:text-properties officeooo:rsid="0024c47d" officeooo:paragraph-rsid="0024c47d"/>
    </style:style>
    <style:style style:name="P8" style:family="paragraph" style:parent-style-name="Standard">
      <style:text-properties officeooo:rsid="00261e48" officeooo:paragraph-rsid="00261e48"/>
    </style:style>
    <style:style style:name="P9" style:family="paragraph" style:parent-style-name="Standard">
      <style:text-properties officeooo:rsid="00261e48" officeooo:paragraph-rsid="00275f4c"/>
    </style:style>
    <style:style style:name="P10" style:family="paragraph" style:parent-style-name="Standard">
      <style:text-properties officeooo:rsid="00261e48" officeooo:paragraph-rsid="002b83d7"/>
    </style:style>
    <style:style style:name="P11" style:family="paragraph" style:parent-style-name="Standard">
      <style:text-properties officeooo:rsid="002749e5" officeooo:paragraph-rsid="0029f225"/>
    </style:style>
    <style:style style:name="P12" style:family="paragraph" style:parent-style-name="Standard">
      <style:text-properties style:text-underline-style="solid" style:text-underline-width="auto" style:text-underline-color="font-color" officeooo:rsid="00261e48" officeooo:paragraph-rsid="00261e48"/>
    </style:style>
    <style:style style:name="P13" style:family="paragraph" style:parent-style-name="Standard">
      <style:text-properties style:text-underline-style="solid" style:text-underline-width="auto" style:text-underline-color="font-color" officeooo:rsid="002749e5" officeooo:paragraph-rsid="002749e5"/>
    </style:style>
    <style:style style:name="P14" style:family="paragraph" style:parent-style-name="Standard">
      <style:text-properties style:text-underline-style="solid" style:text-underline-width="auto" style:text-underline-color="font-color" officeooo:rsid="002749e5" officeooo:paragraph-rsid="0029f225"/>
    </style:style>
    <style:style style:name="P15" style:family="paragraph" style:parent-style-name="Standard">
      <style:text-properties style:text-underline-style="solid" style:text-underline-width="auto" style:text-underline-color="font-color" officeooo:rsid="002dff18" officeooo:paragraph-rsid="002dff18"/>
    </style:style>
    <style:style style:name="P16" style:family="paragraph" style:parent-style-name="Standard">
      <style:text-properties officeooo:rsid="002dff18" officeooo:paragraph-rsid="002dff18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-0.199cm" style:auto-text-indent="false" style:page-number="auto"/>
      <style:text-properties officeooo:rsid="001e306d" officeooo:paragraph-rsid="001e306d"/>
    </style:style>
    <style:style style:name="P18" style:family="paragraph" style:parent-style-name="Frame_20_contents">
      <style:text-properties officeooo:rsid="00261e48" officeooo:paragraph-rsid="00261e48"/>
    </style:style>
    <style:style style:name="P19" style:family="paragraph" style:parent-style-name="Frame_20_contents">
      <style:text-properties officeooo:rsid="00261e48" officeooo:paragraph-rsid="0029f225"/>
    </style:style>
    <style:style style:name="P20" style:family="paragraph" style:parent-style-name="Frame_20_contents">
      <style:text-properties officeooo:rsid="00261e48" officeooo:paragraph-rsid="002b795c"/>
    </style:style>
    <style:style style:name="P21" style:family="paragraph" style:parent-style-name="Frame_20_contents">
      <style:text-properties officeooo:rsid="00261e48" officeooo:paragraph-rsid="002b83d7"/>
    </style:style>
    <style:style style:name="P22" style:family="paragraph" style:parent-style-name="Frame_20_contents">
      <style:text-properties officeooo:rsid="0029f225" officeooo:paragraph-rsid="0029f225"/>
    </style:style>
    <style:style style:name="P23" style:family="paragraph" style:parent-style-name="Frame_20_contents">
      <style:text-properties officeooo:rsid="0029f225" officeooo:paragraph-rsid="002b795c"/>
    </style:style>
    <style:style style:name="P24" style:family="paragraph" style:parent-style-name="Frame_20_contents">
      <style:text-properties officeooo:rsid="0029f225" officeooo:paragraph-rsid="002b83d7"/>
    </style:style>
    <style:style style:name="P25" style:family="paragraph" style:parent-style-name="Standard">
      <style:paragraph-properties fo:break-before="page"/>
      <style:text-properties officeooo:rsid="00261e48" officeooo:paragraph-rsid="00261e48"/>
    </style:style>
    <style:style style:name="P26" style:family="paragraph" style:parent-style-name="Standard">
      <style:text-properties officeooo:rsid="00261e48" officeooo:paragraph-rsid="002e2cc9"/>
    </style:style>
    <style:style style:name="P27" style:family="paragraph" style:parent-style-name="Standard">
      <style:text-properties officeooo:rsid="002f96de" officeooo:paragraph-rsid="002f96de"/>
    </style:style>
    <style:style style:name="P28" style:family="paragraph" style:parent-style-name="Standard">
      <style:text-properties officeooo:rsid="00320f0c" officeooo:paragraph-rsid="00320f0c"/>
    </style:style>
    <style:style style:name="P29" style:family="paragraph" style:parent-style-name="Standard">
      <style:text-properties officeooo:rsid="004cf5c3" officeooo:paragraph-rsid="004cf5c3"/>
    </style:style>
    <style:style style:name="P30" style:family="paragraph" style:parent-style-name="Standard">
      <style:text-properties officeooo:rsid="004cf5c3" officeooo:paragraph-rsid="004fecd5"/>
    </style:style>
    <style:style style:name="P31" style:family="paragraph" style:parent-style-name="Standard">
      <style:text-properties officeooo:rsid="004cf5c3" officeooo:paragraph-rsid="00567afd"/>
    </style:style>
    <style:style style:name="P32" style:family="paragraph" style:parent-style-name="Standard">
      <style:text-properties officeooo:rsid="004ed013" officeooo:paragraph-rsid="004ed013"/>
    </style:style>
    <style:style style:name="P33" style:family="paragraph" style:parent-style-name="Standard">
      <style:text-properties officeooo:rsid="004fecd5" officeooo:paragraph-rsid="004fecd5"/>
    </style:style>
    <style:style style:name="P34" style:family="paragraph" style:parent-style-name="Standard">
      <style:text-properties officeooo:rsid="0051def2" officeooo:paragraph-rsid="0051def2"/>
    </style:style>
    <style:style style:name="P35" style:family="paragraph" style:parent-style-name="Standard">
      <style:text-properties officeooo:rsid="005259a1" officeooo:paragraph-rsid="005259a1"/>
    </style:style>
    <style:style style:name="T1" style:family="text">
      <style:text-properties officeooo:rsid="0018d766"/>
    </style:style>
    <style:style style:name="T2" style:family="text">
      <style:text-properties officeooo:rsid="001bfd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8b01"/>
    </style:style>
    <style:style style:name="T5" style:family="text">
      <style:text-properties officeooo:rsid="001f5983"/>
    </style:style>
    <style:style style:name="T6" style:family="text">
      <style:text-properties officeooo:rsid="0026424f"/>
    </style:style>
    <style:style style:name="T7" style:family="text">
      <style:text-properties officeooo:rsid="002749e5"/>
    </style:style>
    <style:style style:name="T8" style:family="text">
      <style:text-properties officeooo:rsid="00275f4c"/>
    </style:style>
    <style:style style:name="T9" style:family="text">
      <style:text-properties officeooo:rsid="002832bf"/>
    </style:style>
    <style:style style:name="T10" style:family="text">
      <style:text-properties officeooo:rsid="0029f225"/>
    </style:style>
    <style:style style:name="T11" style:family="text">
      <style:text-properties officeooo:rsid="002b795c"/>
    </style:style>
    <style:style style:name="T12" style:family="text">
      <style:text-properties officeooo:rsid="002b83d7"/>
    </style:style>
    <style:style style:name="T13" style:family="text">
      <style:text-properties officeooo:rsid="002d0cf0"/>
    </style:style>
    <style:style style:name="T14" style:family="text">
      <style:text-properties officeooo:rsid="002dff18"/>
    </style:style>
    <style:style style:name="T15" style:family="text">
      <style:text-properties officeooo:rsid="002e2cc9"/>
    </style:style>
    <style:style style:name="T16" style:family="text">
      <style:text-properties officeooo:rsid="004fecd5"/>
    </style:style>
    <style:style style:name="T17" style:family="text">
      <style:text-properties officeooo:rsid="00519ce9"/>
    </style:style>
    <style:style style:name="T18" style:family="text">
      <style:text-properties officeooo:rsid="005259a1"/>
    </style:style>
    <style:style style:name="T19" style:family="text">
      <style:text-properties officeooo:rsid="00567af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Problema</text:p>
      <text:p text:style-name="P1">4.2 I Probar que se puede usar Programación Dinámica demostrando que se cumple el principio de optimalidad.</text:p>
      <text:p text:style-name="P1"/>
      <text:p text:style-name="P1">Sea<draw:frame draw:style-name="fr2" draw:name="Object1" text:anchor-type="as-char" svg:y="-0.393cm" svg:width="4.658cm" svg:height="0.563cm" draw:z-index="0"><draw:object xlink:href="./Object 1" xlink:type="simple" xlink:show="embed" xlink:actuate="onLoad"/><draw:image xlink:href="./ObjectReplacements/Object 1" xlink:type="simple" xlink:show="embed" xlink:actuate="onLoad"/></draw:frame>el conjunto de charlas que maximiza la cantidad de asistentes, supongamos ordenadas por fecha de finalización, siendo n la cantidad total de charlas.</text:p>
      <text:p text:style-name="P1"/>
      <text:p text:style-name="P1"><text:span text:style-name="T1">Se deduce que </text:span><text:span text:style-name="T1"><draw:frame draw:style-name="fr2" draw:name="Object2" text:anchor-type="as-char" svg:y="-0.393cm" svg:width="2.566cm" svg:height="0.563cm" draw:z-index="1"><draw:object xlink:href="./Object 2" xlink:type="simple" xlink:show="embed" xlink:actuate="onLoad"/><draw:image xlink:href="./ObjectReplacements/Object 2" xlink:type="simple" xlink:show="embed" xlink:actuate="onLoad"/></draw:frame></text:span> <text:span text:style-name="T1">debe ser solución óptima para el intervalo de tiempo que abarcan, de no ser asi eistirian </text:span><text:span text:style-name="T1"><draw:frame draw:style-name="fr2" draw:name="Object3" text:anchor-type="as-char" svg:y="-0.393cm" svg:width="2.528cm" svg:height="0.56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solución óptima para el intervalo de tiempo que abarcan </text:span><text:span text:style-name="T1"><draw:frame draw:style-name="fr2" draw:name="Object4" text:anchor-type="as-char" svg:y="-0.393cm" svg:width="2.57cm" svg:height="0.56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<text:p text:style-name="P1"/>
      <text:p text:style-name="P2">Entonces <draw:frame draw:style-name="fr2" draw:name="Object5" text:anchor-type="as-char" svg:y="-0.393cm" svg:width="3.085cm" svg:height="0.563cm" draw:z-index="4"><draw:object xlink:href="./Object 5" xlink:type="simple" xlink:show="embed" xlink:actuate="onLoad"/><draw:image xlink:href="./ObjectReplacements/Object 5" xlink:type="simple" xlink:show="embed" xlink:actuate="onLoad"/></draw:frame>maximiza la cantidad de asistentes pues <draw:frame draw:style-name="fr2" draw:name="Object6" text:anchor-type="as-char" svg:y="-0.393cm" svg:width="0.635cm" svg:height="0.563cm" draw:z-index="5"><draw:object xlink:href="./Object 6" xlink:type="simple" xlink:show="embed" xlink:actuate="onLoad"/><draw:image xlink:href="./ObjectReplacements/Object 6" xlink:type="simple" xlink:show="embed" xlink:actuate="onLoad"/></draw:frame>es compatible con cada elemento del conjunto <draw:frame draw:style-name="fr2" draw:name="Object7" text:anchor-type="as-char" svg:y="-0.393cm" svg:width="2.531cm" svg:height="0.563cm" draw:z-index="6"><draw:object xlink:href="./Object 7" xlink:type="simple" xlink:show="embed" xlink:actuate="onLoad"/><draw:image xlink:href="./ObjectReplacements/Object 7" xlink:type="simple" xlink:show="embed" xlink:actuate="onLoad"/></draw:frame>lo cual no es posible pues <draw:frame draw:style-name="fr2" draw:name="Object8" text:anchor-type="as-char" svg:y="-0.393cm" svg:width="3.124cm" svg:height="0.563cm" draw:z-index="7"><draw:object xlink:href="./Object 8" xlink:type="simple" xlink:show="embed" xlink:actuate="onLoad"/><draw:image xlink:href="./ObjectReplacements/Object 8" xlink:type="simple" xlink:show="embed" xlink:actuate="onLoad"/></draw:frame>es solución óptima.</text:p>
      <text:p text:style-name="P2"/>
      <text:p text:style-name="P3">4.2 II</text:p>
      <text:p text:style-name="P4">Supuesto el arreglo charlas[1..n] ordenado de forma creciente por fecha de fin.</text:p>
      <text:p text:style-name="P4"><text:span text:style-name="T2">Sean</text:span> <text:s/><text:span text:style-name="T3">j</text:span> la charla ubicada en la j-ésima posición<draw:frame draw:style-name="fr2" draw:name="Object10" text:anchor-type="as-char" svg:y="-0.393cm" svg:width="1.63cm" svg:height="0.492cm" draw:z-index="8"><draw:object xlink:href="./Object 10" xlink:type="simple" xlink:show="embed" xlink:actuate="onLoad"/><draw:image xlink:href="./ObjectReplacements/Object 10" xlink:type="simple" xlink:show="embed" xlink:actuate="onLoad"/></draw:frame>y <text:span text:style-name="T3">t</text:span> el tiempo de finalización de la última charla.</text:p>
      <text:p text:style-name="P5">Definimos <draw:frame draw:style-name="fr2" draw:name="Object9" text:anchor-type="as-char" svg:y="-0.393cm" svg:width="1.175cm" svg:height="0.563cm" draw:z-index="9"><draw:object xlink:href="./Object 9" xlink:type="simple" xlink:show="embed" xlink:actuate="onLoad"/><draw:image xlink:href="./ObjectReplacements/Object 9" xlink:type="simple" xlink:show="embed" xlink:actuate="onLoad"/></draw:frame>como la función que devuelve la cantidad máxima de asistentes para el tiempo t <text:s/>y <text:span text:style-name="T4">las charlas del arreglo comprendidas desde </text:span><text:s/>1 <text:span text:style-name="T4">hasta </text:span><text:s/>j.</text:p>
      <text:p text:style-name="P5"/>
      <text:p text:style-name="P6">Se define la siguiente recurrencia:</text:p>
      <text:p text:style-name="P6"><text:tab/><text:tab/></text:p>
      <text:p text:style-name="P17"><text:span text:style-name="T5"><draw:frame draw:style-name="fr2" draw:name="Object11" text:anchor-type="as-char" svg:y="-0.393cm" svg:width="1.175cm" svg:height="0.563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5">= </text:span>máximo ({<draw:frame draw:style-name="fr2" draw:name="Object12" text:anchor-type="as-char" svg:y="-0.393cm" svg:width="10.797cm" svg:height="0.563cm" draw:z-index="10"><draw:object xlink:href="./Object 12" xlink:type="simple" xlink:show="embed" xlink:actuate="onLoad"/><draw:image xlink:href="./ObjectReplacements/Object 12" xlink:type="simple" xlink:show="embed" xlink:actuate="onLoad"/></draw:frame>, <draw:frame draw:style-name="fr2" draw:name="Object13" text:anchor-type="as-char" svg:y="-0.393cm" svg:width="1.549cm" svg:height="0.563cm" draw:z-index="12"><draw:object xlink:href="./Object 13" xlink:type="simple" xlink:show="embed" xlink:actuate="onLoad"/><draw:image xlink:href="./ObjectReplacements/Object 13" xlink:type="simple" xlink:show="embed" xlink:actuate="onLoad"/></draw:frame>}) <text:s/></text:p>
      <text:p text:style-name="P5"/>
      <text:p text:style-name="P7">Si charlas[j] es solucion óptima entonces se suma su valor junto con la solución óptima para el tiempo charlas[j].fechainicio desde 1..ui que son el conjunto de charlas que comprenden todas las charlas compatibles con charlas[j].</text:p>
      <text:p text:style-name="P7"/>
      <text:p text:style-name="P7">Si charlas[j] no es solución entonces la solución óptima saldrá de no considerar a j, para el tiempo t.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25">4.1</text:p>
      <text:p text:style-name="P8">Juegos de datos para contraejemplos</text:p>
      <text:p text:style-name="P8"/>
      <text:p text:style-name="P12">Atributo Fecha de Inicio</text:p>
      <text:p text:style-name="P8"/>
      <text:p text:style-name="P8"><draw:frame draw:style-name="fr1" draw:name="Frame2" text:anchor-type="paragraph" svg:x="4.526cm" svg:y="0.363cm" svg:width="4.304cm" draw:z-index="11"><draw:text-box fo:min-height="3.08cm"><text:p text:style-name="P18">Charla 2</text:p><text:p text:style-name="P18">Fecha de inicio: 20</text:p><text:p text:style-name="P18">Fecha de fin:22</text:p><text:p text:style-name="P18">Asistentes:55</text:p></draw:text-box></draw:frame><draw:frame draw:style-name="fr1" draw:name="Frame1" text:anchor-type="paragraph" svg:x="9.176cm" svg:y="0.296cm" svg:width="4.304cm" draw:z-index="14"><draw:text-box fo:min-height="3.08cm"><text:p text:style-name="P18">Charla 3</text:p><text:p text:style-name="P18">Fecha de inicio: 12</text:p><text:p text:style-name="P18">Fecha de fin:15</text:p><text:p text:style-name="P18">Asistentes:2</text:p></draw:text-box></draw:frame><draw:frame draw:style-name="fr1" draw:name="Frame3" text:anchor-type="paragraph" svg:x="-0.065cm" svg:y="0.316cm" svg:width="4.304cm" draw:z-index="15"><draw:text-box fo:min-height="3.08cm"><text:p text:style-name="P18">Charla 1</text:p><text:p text:style-name="P18">Fecha de inicio: 9</text:p><text:p text:style-name="P18">Fecha de fin:10</text:p><text:p text:style-name="P18">Asistentes: 0</text:p></draw:text-box></draw:frame><draw:frame draw:style-name="fr1" draw:name="Frame4" text:anchor-type="paragraph" svg:x="13.674cm" svg:y="0.346cm" svg:width="4.304cm" draw:z-index="16"><draw:text-box fo:min-height="3.08cm"><text:p text:style-name="P18">Charla 4</text:p><text:p text:style-name="P18">Fecha de inicio: 21</text:p><text:p text:style-name="P18">Fecha de fin:23</text:p><text:p text:style-name="P18">Asistentes:50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Ordenamiento por Fecha de <text:span text:style-name="T12">Inicio</text:span> <text:span text:style-name="T6">descendente</text:span> {Charla <text:span text:style-name="T6">4</text:span>, Charla <text:span text:style-name="T6">2</text:span>, Charla <text:span text:style-name="T6">3</text:span>, Charla <text:span text:style-name="T6">1</text:span>}</text:p>
      <text:p text:style-name="P8"/>
      <text:p text:style-name="P13">Atributo Fecha de Fin</text:p>
      <text:p text:style-name="P8"/>
      <text:p text:style-name="P8"><draw:frame draw:style-name="fr1" draw:name="Frame5" text:anchor-type="paragraph" svg:x="0.104cm" svg:y="0.146cm" svg:width="4.304cm" draw:z-index="17"><draw:text-box fo:min-height="3.08cm"><text:p text:style-name="P18">Charla 1</text:p><text:p text:style-name="P18">Fecha de inicio: <text:span text:style-name="T7">1</text:span>9</text:p><text:p text:style-name="P18">Fecha de fin:<text:span text:style-name="T7">23</text:span></text:p><text:p text:style-name="P18">Asistentes: <text:span text:style-name="T7">11</text:span></text:p></draw:text-box></draw:frame><draw:frame draw:style-name="fr1" draw:name="Frame6" text:anchor-type="paragraph" svg:x="4.715cm" svg:y="0.205cm" svg:width="4.304cm" draw:z-index="18"><draw:text-box fo:min-height="3.08cm"><text:p text:style-name="P18">Charla <text:span text:style-name="T7">2</text:span></text:p><text:p text:style-name="P18">Fecha de inicio: <text:span text:style-name="T7">15</text:span></text:p><text:p text:style-name="P18">Fecha de fin:1<text:span text:style-name="T7">7</text:span></text:p><text:p text:style-name="P18">Asistentes: 0</text:p></draw:text-box></draw:frame><draw:frame draw:style-name="fr1" draw:name="Frame7" text:anchor-type="paragraph" svg:x="9.366cm" svg:y="0.166cm" svg:width="4.304cm" draw:z-index="19"><draw:text-box fo:min-height="3.08cm"><text:p text:style-name="P18">Charla <text:span text:style-name="T7">3</text:span></text:p><text:p text:style-name="P18">Fecha de inicio: <text:span text:style-name="T7">20</text:span></text:p><text:p text:style-name="P18">Fecha de fin:<text:span text:style-name="T7">22</text:span></text:p><text:p text:style-name="P18">Asistentes: <text:span text:style-name="T7">58</text:span></text:p></draw:text-box></draw:frame><draw:frame draw:style-name="fr1" draw:name="Frame8" text:anchor-type="paragraph" svg:x="13.825cm" svg:y="0.127cm" svg:width="4.304cm" draw:z-index="20"><draw:text-box fo:min-height="3.08cm"><text:p text:style-name="P18">Charla <text:span text:style-name="T7">4</text:span></text:p><text:p text:style-name="P18">Fecha de inicio: <text:span text:style-name="T7">10</text:span></text:p><text:p text:style-name="P18">Fecha de fin:1<text:span text:style-name="T7">3</text:span></text:p><text:p text:style-name="P18">Asistentes: <text:span text:style-name="T7">5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Ordenamiento por Fecha de fin <text:span text:style-name="T6">descendente</text:span> {Charla <text:span text:style-name="T9">1</text:span>, Charla <text:span text:style-name="T9">3</text:span>, Charla <text:span text:style-name="T8">2</text:span>, Charla <text:span text:style-name="T8">4</text:span>}</text:p>
      <text:p text:style-name="P9"/>
      <text:p text:style-name="P14">Atributo <text:span text:style-name="T10">Duración</text:span></text:p>
      <text:p text:style-name="P11"/>
      <text:p text:style-name="P11"><draw:frame draw:style-name="fr1" draw:name="Frame9" text:anchor-type="paragraph" svg:x="0.104cm" svg:y="0.146cm" svg:width="4.304cm" draw:z-index="21"><draw:text-box fo:min-height="3.08cm"><text:p text:style-name="P18">Charla 1</text:p><text:p text:style-name="P18">Fecha de inicio: <text:span text:style-name="T7">10</text:span></text:p><text:p text:style-name="P18">Fecha de fin:<text:span text:style-name="T10">12</text:span></text:p><text:p text:style-name="P22">Duración:2</text:p><text:p text:style-name="P18">Asistentes: <text:span text:style-name="T10">80</text:span></text:p></draw:text-box></draw:frame><draw:frame draw:style-name="fr1" draw:name="Frame10" text:anchor-type="paragraph" svg:x="4.62cm" svg:y="0.166cm" svg:width="4.304cm" draw:z-index="22"><draw:text-box fo:min-height="3.08cm"><text:p text:style-name="P18">Charla <text:span text:style-name="T10">2</text:span></text:p><text:p text:style-name="P19">Fecha de inicio: <text:span text:style-name="T7">13</text:span></text:p><text:p text:style-name="P19">Fecha de fin:<text:span text:style-name="T10">15</text:span></text:p><text:p text:style-name="P22">Duración:2</text:p><text:p text:style-name="P19">Asistentes: <text:span text:style-name="T10">80</text:span></text:p></draw:text-box></draw:frame><draw:frame draw:style-name="fr1" draw:name="Frame11" text:anchor-type="paragraph" svg:x="9.081cm" svg:y="0.166cm" svg:width="4.304cm" draw:z-index="23"><draw:text-box fo:min-height="3.08cm"><text:p text:style-name="P18">Charla <text:span text:style-name="T10">3</text:span></text:p><text:p text:style-name="P20">Fecha de inicio: <text:span text:style-name="T11">9</text:span></text:p><text:p text:style-name="P20">Fecha de fin:<text:span text:style-name="T10">19</text:span></text:p><text:p text:style-name="P23">Duración:<text:span text:style-name="T11">10</text:span></text:p><text:p text:style-name="P20">Asistentes: <text:span text:style-name="T11">5</text:span></text:p></draw:text-box></draw:frame><draw:frame draw:style-name="fr1" draw:name="Frame12" text:anchor-type="paragraph" svg:x="13.522cm" svg:y="0.148cm" svg:width="4.304cm" draw:z-index="24"><draw:text-box fo:min-height="3.08cm"><text:p text:style-name="P18">Charla <text:span text:style-name="T10">4</text:span></text:p><text:p text:style-name="P21">Fecha de inicio: <text:span text:style-name="T7">17</text:span></text:p><text:p text:style-name="P21">Fecha de fin:<text:span text:style-name="T10">19</text:span></text:p><text:p text:style-name="P24">Duración:2</text:p><text:p text:style-name="P21">Asistentes: <text:span text:style-name="T12">200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0">Ordenamiento por <text:span text:style-name="T13">Duración descendente</text:span> {Charla <text:span text:style-name="T13">3</text:span>, Charla <text:span text:style-name="T13">1</text:span>, Charla <text:span text:style-name="T8">2</text:span>, Charla <text:span text:style-name="T8">4</text:span>}</text:p>
      <text:p text:style-name="P10"/>
      <text:p text:style-name="P15">Atributo Asistentes</text:p>
      <text:p text:style-name="P16"/>
      <text:p text:style-name="P16"><draw:frame draw:style-name="fr1" draw:name="Frame13" text:anchor-type="paragraph" svg:x="0.104cm" svg:y="0.146cm" svg:width="4.304cm" draw:z-index="25"><draw:text-box fo:min-height="2.642cm"><text:p text:style-name="P18">Charla 1</text:p><text:p text:style-name="P18">Fecha de inicio: <text:span text:style-name="T7">10</text:span></text:p><text:p text:style-name="P18">Fecha de fin:<text:span text:style-name="T10">16</text:span></text:p><text:p text:style-name="P18">Asistentes: <text:span text:style-name="T14">45</text:span></text:p></draw:text-box></draw:frame><draw:frame draw:style-name="fr1" draw:name="Frame14" text:anchor-type="paragraph" svg:x="4.847cm" svg:y="0.146cm" svg:width="4.304cm" draw:z-index="26"><draw:text-box fo:min-height="2.699cm"><text:p text:style-name="P18">Charla <text:span text:style-name="T14">2</text:span></text:p><text:p text:style-name="P18">Fecha de inicio: <text:span text:style-name="T7">17</text:span></text:p><text:p text:style-name="P18">Fecha de fin:<text:span text:style-name="T10">19</text:span></text:p><text:p text:style-name="P18">Asistentes: <text:span text:style-name="T14">45</text:span></text:p></draw:text-box></draw:frame><draw:frame draw:style-name="fr1" draw:name="Frame15" text:anchor-type="paragraph" svg:x="9.622cm" svg:y="0.127cm" svg:width="4.304cm" draw:z-index="27"><draw:text-box fo:min-height="2.72cm"><text:p text:style-name="P18">Charla <text:span text:style-name="T14">3</text:span></text:p><text:p text:style-name="P18">Fecha de inicio: <text:span text:style-name="T7">15</text:span></text:p><text:p text:style-name="P18">Fecha de fin:<text:span text:style-name="T10">18</text:span></text:p><text:p text:style-name="P18">Asistentes: <text:span text:style-name="T10">80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26"><text:soft-page-break/>Ordenamiento por <text:span text:style-name="T15">Asistentes descendente</text:span> {Charla <text:span text:style-name="T13">3</text:span>, Charla <text:span text:style-name="T13">1</text:span>, Charla <text:span text:style-name="T8">2</text:span>}</text:p>
      <text:p text:style-name="P26"/>
      <text:p text:style-name="P27">4.3 Escriba el seudocódigo correspondiente a esta recurrencia</text:p>
      <text:p text:style-name="P27"/>
      <text:p text:style-name="P28">charlas[1..n] Arreglo de charlas ordenadas en forma creciente por atributo Fecha de fin</text:p>
      <text:p text:style-name="P28">cantidadObjetos cantidad de charlas del arreglo</text:p>
      <text:p text:style-name="P28">inicioSala Horario de inicio de la sala</text:p>
      <text:p text:style-name="P28">finSala Hora de fin de la sala</text:p>
      <text:p text:style-name="P28"/>
      <text:p text:style-name="P29">//La primera fila de la matriz g corresponde a los estados considerando el ultimo elemento del arreglo charlas</text:p>
      <text:p text:style-name="P29">int albañilyosoy(int *charlas, int cantidadObjetos , int inicioSala, int finSala)</text:p>
      <text:p text:style-name="P29">{</text:p>
      <text:p text:style-name="P29"><text:tab/>//Inicialización de tabla</text:p>
      <text:p text:style-name="P29"><text:tab/>int cantHoras=0;</text:p>
      <text:p text:style-name="P29"><text:tab/>int ui=0;</text:p>
      <text:p text:style-name="P29"><text:tab/>for(int i = inicio; i &lt;= fin; i++)</text:p>
      <text:p text:style-name="P29"><text:tab/><text:tab/>cantHoras++;</text:p>
      <text:p text:style-name="P29"><text:tab/>int g[cantidadObjetos + 1][cantHoras +1]</text:p>
      <text:p text:style-name="P29"/>
      <text:p text:style-name="P29"><text:tab/>//Inicialización ultima fila</text:p>
      <text:p text:style-name="P29"><text:tab/>for(int c=0; c&lt;=cantHoras; c++)</text:p>
      <text:p text:style-name="P29"><text:tab/><text:tab/>g[cantidadObjetos][c]=0;</text:p>
      <text:p text:style-name="P29"><text:tab/>//Recorrida de filas desde la (n – 1)-ésimas filas de la matriz, columna a columna</text:p>
      <text:p text:style-name="P29"><text:tab/>for(int <text:s/>j = cantidadObjetos -1; j&gt;=0; j--){</text:p>
      <text:p text:style-name="P29"><text:tab/><text:tab/>ui=siguienteCompatible( charlas, j, cantidadObjetos);</text:p>
      <text:p text:style-name="P29"><text:tab/><text:tab/>for(int c=0; c &lt;= cantHoras; c++){</text:p>
      <text:p text:style-name="P29"><text:tab/><text:tab/><text:tab/>if(charlas[j - (cantidadObjetos <text:s/>- 1))].fechafin &lt; c + inicioSala){</text:p>
      <text:p text:style-name="P29"><text:tab/><text:tab/><text:tab/><text:tab/>g[j][c]=max(charlas[j - (cantidadObjetos <text:s/>- 1)].asistentes + g[ui][c – charlas[j - (cantidadObjetos <text:s/>- 1)].duracion, g[j+1][c] )</text:p>
      <text:p text:style-name="P29"><text:tab/><text:tab/><text:tab/>}</text:p>
      <text:p text:style-name="P29"><text:tab/><text:tab/><text:tab/>else</text:p>
      <text:p text:style-name="P29"><text:tab/><text:tab/><text:tab/><text:tab/>g[j][c]=g[j+1][c]</text:p>
      <text:p text:style-name="P29"><text:tab/><text:tab/>}</text:p>
      <text:p text:style-name="P29"><text:tab/>}</text:p>
      <text:p text:style-name="P29"><text:tab/>return g[0][cantHoras]</text:p>
      <text:p text:style-name="P29">}</text:p>
      <text:p text:style-name="P29"/>
      <text:p text:style-name="P29">//La función devuelve el índice de la fila en la tabla de estados de la charla anterior compatible mas próxima a la charla j.</text:p>
      <text:p text:style-name="P29">int siguienteCompatible( int charlas; int j; int cantidadObjetos){</text:p>
      <text:p text:style-name="P29"><text:tab/>for(int <text:s/>h = j; h&gt;=0; <text:s/>h--){</text:p>
      <text:p text:style-name="P29"><text:tab/><text:tab/>if(charla[h].fechafinal &lt;= <text:s/>charlas[j - (cantidadObjetos <text:s/>- 1)].fechainicial )</text:p>
      <text:p text:style-name="P29"><text:tab/><text:tab/><text:tab/>return cantidadObjetos - h</text:p>
      <text:p text:style-name="P29"><text:soft-page-break/><text:tab/>}</text:p>
      <text:p text:style-name="P29"><text:tab/>return cantidadObjetos;</text:p>
      <text:p text:style-name="P29">}</text:p>
      <text:p text:style-name="P29"/>
      <text:p text:style-name="P32">4.4 Modifiquelo para que además devuelva la solución óptima</text:p>
      <text:p text:style-name="P32"/>
      <text:p text:style-name="P33">Se define la matriz p[cantidadCharlas + 1][cantidadHoras + 1]</text:p>
      <text:p text:style-name="P30"><text:span text:style-name="T16">La matriz p almacena en sus entradas el índice de la ultima charla de la tupla solución óptima.</text:span></text:p>
      <text:p text:style-name="P33">Es decir siendo la entr<text:span text:style-name="T17">a</text:span>da (i,j) <draw:frame draw:style-name="fr3" draw:name="Object14" text:anchor-type="as-char" svg:y="-0.393cm" svg:width="4.768cm" svg:height="0.492cm" draw:z-index="28"><draw:object xlink:href="./Object 14" xlink:type="simple" xlink:show="embed" xlink:actuate="onLoad"/><draw:image xlink:href="./ObjectReplacements/Object 14" xlink:type="simple" xlink:show="embed" xlink:actuate="onLoad"/></draw:frame> <draw:frame draw:style-name="fr3" draw:name="Object15" text:anchor-type="as-char" svg:y="-0.393cm" svg:width="4.517cm" svg:height="0.492cm" draw:z-index="29"><draw:object xlink:href="./Object 15" xlink:type="simple" xlink:show="embed" xlink:actuate="onLoad"/><draw:image xlink:href="./ObjectReplacements/Object 15" xlink:type="simple" xlink:show="embed" xlink:actuate="onLoad"/></draw:frame></text:p>
      <text:p text:style-name="P34"><text:span text:style-name="T18">Y s</text:span>iendo </text:p>
      <text:p text:style-name="P34"><text:span text:style-name="T5"><draw:frame draw:style-name="fr2" draw:name="Object16" text:anchor-type="as-char" svg:y="-0.393cm" svg:width="1.162cm" svg:height="0.563cm" draw:z-index="3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= máximo ({</text:span><text:span text:style-name="T5"><draw:frame draw:style-name="fr2" draw:name="Object17" text:anchor-type="as-char" svg:y="-0.393cm" svg:width="10.594cm" svg:height="0.563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, </text:span><text:span text:style-name="T5"><draw:frame draw:style-name="fr2" draw:name="Object18" text:anchor-type="as-char" svg:y="-0.393cm" svg:width="1.535cm" svg:height="0.563cm" draw:z-index="3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">}) <text:s/></text:span></text:p>
      <text:p text:style-name="P35">en (i,j) se guarda o el índice i si se incluye en la solución o el índice óptimo para <draw:frame draw:style-name="fr2" draw:name="Object19" text:anchor-type="as-char" svg:y="-0.393cm" svg:width="1.535cm" svg:height="0.563cm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<text:p text:style-name="P35"/>
      <text:p text:style-name="P35">De esta manera al final en la entrada (0, cantidadHoras) de la matriz p se obtendrá el último vértice agregado a la solución.</text:p>
      <text:p text:style-name="P35">Luego buscando el índice de charla óptimo para ui el compatible más próximo ui, y e tiempo charlas[i].fechainicio se obtiene el siguiente índice que forma parte de la solución.</text:p>
      <text:p text:style-name="P35">Procedemos así hasta que no haya más compatibles en los que buscar.</text:p>
      <text:p text:style-name="P35"/>
      <text:p text:style-name="P29"/>
      <text:p text:style-name="P29"/>
      <text:p text:style-name="P29">//Calculo de la matriz p para obtener valores optimos</text:p>
      <text:p text:style-name="P31">//int optimo[cantidadObjetos + 1][cantHoras +1]</text:p>
      <text:p text:style-name="P31">int albañilyosoy(int *charlas, int cantidadObjetos , int inicioSala, int finSala, <text:span text:style-name="T19">int &amp;</text:span>optimo)</text:p>
      <text:p text:style-name="P29">{</text:p>
      <text:p text:style-name="P29"><text:tab/>//Inicialización de tabla</text:p>
      <text:p text:style-name="P29"><text:tab/>int cantHoras=0;</text:p>
      <text:p text:style-name="P29"><text:tab/>int ui=0;</text:p>
      <text:p text:style-name="P29"><text:tab/>for(int i = inicio; i &lt;= fin; i++)</text:p>
      <text:p text:style-name="P29"><text:tab/><text:tab/>cantHoras++;</text:p>
      <text:p text:style-name="P29"><text:tab/>int g[cantidadObjetos + 1][cantHoras +1]</text:p>
      <text:p text:style-name="P29"><text:tab/>int optimo[cantidadObjetos + 1][cantHoras +1]</text:p>
      <text:p text:style-name="P29"/>
      <text:p text:style-name="P29"><text:tab/>//Inicialización ultima fila</text:p>
      <text:p text:style-name="P29"><text:tab/>for(int c=0; c&lt;=cantHoras; c++)</text:p>
      <text:p text:style-name="P29"><text:tab/><text:tab/>g[cantidadObjetos][c]=0;</text:p>
      <text:p text:style-name="P29"><text:tab/>//Recorrida de filas desde la (n – 1)-ésimas filas de la matriz, columna a columna</text:p>
      <text:p text:style-name="P29"><text:tab/>for(int <text:s/>j = cantidadObjetos -1; j&gt;=0; j--){</text:p>
      <text:p text:style-name="P29"><text:tab/><text:tab/>ui=siguienteCompatible( charlas, j, cantidadObjetos);</text:p>
      <text:p text:style-name="P29"><text:tab/><text:tab/>for(int c=0; c &lt;= cantHoras; c++){</text:p>
      <text:p text:style-name="P29"><text:tab/><text:tab/><text:tab/>if(charlas[j - (cantidadObjetos <text:s/>- 1))].fechafin &lt; c + inicioSala){</text:p>
      <text:p text:style-name="P29"><text:tab/><text:tab/><text:tab/><text:tab/>if(charlas[j - (cantidadObjetos <text:s/>- 1)].asistentes + g[ui][c – charlas[j - \</text:p>
      <text:p text:style-name="P29"><text:tab/><text:tab/><text:tab/><text:tab/><text:tab/>(cantidadObjetos <text:s/>- 1)].duracion &gt;= g[j+1][c]){</text:p>
      <text:p text:style-name="P29"><text:tab/><text:tab/><text:tab/><text:tab/><text:tab/>g[j][c]=charlas[j - (cantidadObjetos <text:s/>- 1)].asistentes + g[ui][c – <text:soft-page-break/>charlas[j - (cantidadObjetos <text:s/>- 1)].duracion;</text:p>
      <text:p text:style-name="P29"><text:tab/><text:tab/><text:tab/><text:tab/><text:tab/>optimo[j][c]=j;</text:p>
      <text:p text:style-name="P29"><text:tab/><text:tab/><text:tab/><text:tab/>}else{</text:p>
      <text:p text:style-name="P29"><text:tab/><text:tab/><text:tab/><text:tab/><text:tab/>g[j][c]=g[j+1][c];</text:p>
      <text:p text:style-name="P29"><text:tab/><text:tab/><text:tab/><text:tab/><text:tab/>optimo[j][c]=[j+1];</text:p>
      <text:p text:style-name="P29"><text:tab/><text:tab/><text:tab/><text:tab/>}</text:p>
      <text:p text:style-name="P29"><text:tab/><text:tab/><text:tab/>}</text:p>
      <text:p text:style-name="P29"><text:tab/><text:tab/><text:tab/>else</text:p>
      <text:p text:style-name="P29"><text:tab/><text:tab/><text:tab/><text:tab/>g[j][c]=g[j+1][c];</text:p>
      <text:p text:style-name="P29"><text:tab/><text:tab/><text:tab/><text:tab/>optimo[j][c]=[j+1];</text:p>
      <text:p text:style-name="P29"/>
      <text:p text:style-name="P29"><text:tab/><text:tab/>}</text:p>
      <text:p text:style-name="P29"><text:tab/>}</text:p>
      <text:p text:style-name="P29"><text:tab/>return g[0][cantHoras]</text:p>
      <text:p text:style-name="P2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99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1:31:44.113732539</meta:creation-date>
    <dc:date>2015-11-05T14:40:35.892236520</dc:date>
    <meta:editing-duration>PT2H8M6S</meta:editing-duration>
    <meta:editing-cycles>63</meta:editing-cycles>
    <meta:generator>LibreOffice/5.0.1.2.0$Linux_X86_64 LibreOffice_project/00m0$Build-2</meta:generator>
    <meta:document-statistic meta:table-count="0" meta:image-count="0" meta:object-count="19" meta:page-count="5" meta:paragraph-count="171" meta:word-count="940" meta:character-count="6023" meta:non-whitespace-character-count="5101"/>
  </office:meta>
</office:document-meta>
</file>

<file path=Object 1/content.xml><?xml version="1.0" encoding="utf-8"?>
<math xmlns="http://www.w3.org/1998/Math/MathML" display="block">
  <semantics>
    <mrow>
      <mo stretchy="false">{</mo>
      <msub>
        <mi>x</mi>
        <mn>0,</mn>
      </msub>
      <msub>
        <mi>x</mi>
        <mn>1,</mn>
      </msub>
      <mn>...</mn>
      <mi>,</mi>
      <msub>
        <mi>x</mi>
        <mrow>
          <mi>k</mi>
          <mo stretchy="false">−</mo>
          <mn>1</mn>
        </mrow>
      </msub>
      <mo stretchy="false">}</mo>
      <mspace width="0.5em"/>
      <mrow>
        <mn>0</mn>
        <mo stretchy="false">≤</mo>
        <mi>k</mi>
        <mo stretchy="false">&lt;</mo>
        <mi>n</mi>
      </mrow>
    </mrow>
    <annotation encoding="StarMath 5.0">\{x_0, x_1, ..., x_{ k-1 }\} `0&lt;=k&lt;n</annotation>
  </semantics>
</math>
</file>

<file path=Object 10/content.xml><?xml version="1.0" encoding="utf-8"?>
<math xmlns="http://www.w3.org/1998/Math/MathML" display="block">
  <semantics>
    <mrow>
      <mn>0</mn>
      <mo stretchy="false">≤</mo>
      <mi>j</mi>
      <mo stretchy="false">&lt;</mo>
      <mi>n</mi>
    </mrow>
    <annotation encoding="StarMath 5.0">0&lt;=j&lt;n</annotation>
  </semantics>
</math>
</file>

<file path=Object 11/content.xml><?xml version="1.0" encoding="utf-8"?>
<math xmlns="http://www.w3.org/1998/Math/MathML" display="block">
  <semantics>
    <mrow>
      <msub>
        <mi>f</mi>
        <mi>j</mi>
      </msub>
      <mrow>
        <mo fence="true" stretchy="false">(</mo>
        <mrow>
          <mi>t</mi>
        </mrow>
        <mo fence="true" stretchy="false">)</mo>
      </mrow>
    </mrow>
    <annotation encoding="StarMath 5.0">f_j( t )</annotation>
  </semantics>
</math>
</file>

<file path=Object 12/content.xml><?xml version="1.0" encoding="utf-8"?>
<math xmlns="http://www.w3.org/1998/Math/MathML" display="block">
  <semantics>
    <mrow>
      <mi mathvariant="italic">charlas</mi>
      <mrow>
        <mo fence="true" stretchy="false">[</mo>
        <mrow>
          <mi>j</mi>
        </mrow>
        <mo fence="true" stretchy="false">]</mo>
      </mrow>
      <mn>.</mn>
      <mi mathvariant="italic">asistentes</mi>
      <mrow>
        <mspace width="0.5em"/>
        <mo stretchy="false">+</mo>
        <mspace width="0.5em"/>
      </mrow>
      <msub>
        <mi>f</mi>
        <mi mathvariant="italic">uj</mi>
      </msub>
      <mrow>
        <mo fence="true" stretchy="false">(</mo>
        <mrow>
          <mrow>
            <mi mathvariant="italic">charlas</mi>
            <mrow>
              <mo fence="true" stretchy="false">[</mo>
              <mrow>
                <mi>j</mi>
              </mrow>
              <mo fence="true" stretchy="false">]</mo>
            </mrow>
            <mn>.</mn>
            <mi mathvariant="italic">fechainicio</mi>
          </mrow>
        </mrow>
        <mo fence="true" stretchy="false">)</mo>
      </mrow>
    </mrow>
    <annotation encoding="StarMath 5.0">charlas[ j ].asistentes `+ `f_{uj}(charlas[j].fechainicio) </annotation>
  </semantics>
</math>
</file>

<file path=Object 13/content.xml><?xml version="1.0" encoding="utf-8"?>
<math xmlns="http://www.w3.org/1998/Math/MathML" display="block">
  <semantics>
    <mrow>
      <msub>
        <mi>f</mi>
        <mrow>
          <mi>j</mi>
          <mo stretchy="false">−</mo>
          <mn>1</mn>
        </mrow>
      </msub>
      <mrow>
        <mo fence="true" stretchy="false">(</mo>
        <mrow>
          <mi>t</mi>
        </mrow>
        <mo fence="true" stretchy="false">)</mo>
      </mrow>
    </mrow>
    <annotation encoding="StarMath 5.0">f_{j-1 }( t )</annotation>
  </semantics>
</math>
</file>

<file path=Object 14/content.xml><?xml version="1.0" encoding="utf-8"?>
<math xmlns="http://www.w3.org/1998/Math/MathML" display="block">
  <semantics>
    <mrow>
      <mn>0</mn>
      <mo stretchy="false">≤</mo>
      <mi>i</mi>
      <mo stretchy="false">&lt;</mo>
      <mi mathvariant="italic">cantidadCharlas</mi>
    </mrow>
    <annotation encoding="StarMath 5.0">0&lt;=i&lt;cantidadCharlas</annotation>
  </semantics>
</math>
</file>

<file path=Object 15/content.xml><?xml version="1.0" encoding="utf-8"?>
<math xmlns="http://www.w3.org/1998/Math/MathML" display="block">
  <semantics>
    <mrow>
      <mn>0</mn>
      <mo stretchy="false">≤</mo>
      <mi>j</mi>
      <mo stretchy="false">&lt;</mo>
      <mi mathvariant="italic">cantidadHoras</mi>
    </mrow>
    <annotation encoding="StarMath 5.0">0&lt;=j&lt;cantidadHoras</annotation>
  </semantics>
</math>
</file>

<file path=Object 16/content.xml><?xml version="1.0" encoding="utf-8"?>
<math xmlns="http://www.w3.org/1998/Math/MathML" display="block">
  <semantics>
    <mrow>
      <msub>
        <mi>f</mi>
        <mi>i</mi>
      </msub>
      <mrow>
        <mo fence="true" stretchy="false">(</mo>
        <mrow>
          <mi>j</mi>
        </mrow>
        <mo fence="true" stretchy="false">)</mo>
      </mrow>
    </mrow>
    <annotation encoding="StarMath 5.0">f_i( j )</annotation>
  </semantics>
</math>
</file>

<file path=Object 17/content.xml><?xml version="1.0" encoding="utf-8"?>
<math xmlns="http://www.w3.org/1998/Math/MathML" display="block">
  <semantics>
    <mrow>
      <mi mathvariant="italic">charlas</mi>
      <mrow>
        <mo fence="true" stretchy="false">[</mo>
        <mrow>
          <mi>i</mi>
        </mrow>
        <mo fence="true" stretchy="false">]</mo>
      </mrow>
      <mn>.</mn>
      <mi mathvariant="italic">asistentes</mi>
      <mrow>
        <mspace width="0.5em"/>
        <mo stretchy="false">+</mo>
        <mspace width="0.5em"/>
      </mrow>
      <msub>
        <mi>f</mi>
        <mi mathvariant="italic">ui</mi>
      </msub>
      <mrow>
        <mo fence="true" stretchy="false">(</mo>
        <mrow>
          <mrow>
            <mi mathvariant="italic">charlas</mi>
            <mrow>
              <mo fence="true" stretchy="false">[</mo>
              <mrow>
                <mi>i</mi>
              </mrow>
              <mo fence="true" stretchy="false">]</mo>
            </mrow>
            <mn>.</mn>
            <mi mathvariant="italic">fechainicio</mi>
          </mrow>
        </mrow>
        <mo fence="true" stretchy="false">)</mo>
      </mrow>
    </mrow>
    <annotation encoding="StarMath 5.0">charlas[ i ].asistentes `+ `f_{ui}(charlas[i].fechainicio) </annotation>
  </semantics>
</math>
</file>

<file path=Object 18/content.xml><?xml version="1.0" encoding="utf-8"?>
<math xmlns="http://www.w3.org/1998/Math/MathML" display="block">
  <semantics>
    <mrow>
      <msub>
        <mi>f</mi>
        <mrow>
          <mi>i</mi>
          <mo stretchy="false">−</mo>
          <mn>1</mn>
        </mrow>
      </msub>
      <mrow>
        <mo fence="true" stretchy="false">(</mo>
        <mrow>
          <mi>j</mi>
        </mrow>
        <mo fence="true" stretchy="false">)</mo>
      </mrow>
    </mrow>
    <annotation encoding="StarMath 5.0">f_{i-1 }( j )</annotation>
  </semantics>
</math>
</file>

<file path=Object 19/content.xml><?xml version="1.0" encoding="utf-8"?>
<math xmlns="http://www.w3.org/1998/Math/MathML" display="block">
  <semantics>
    <mrow>
      <msub>
        <mi>f</mi>
        <mrow>
          <mi>i</mi>
          <mo stretchy="false">−</mo>
          <mn>1</mn>
        </mrow>
      </msub>
      <mrow>
        <mo fence="true" stretchy="false">(</mo>
        <mrow>
          <mi>j</mi>
        </mrow>
        <mo fence="true" stretchy="false">)</mo>
      </mrow>
    </mrow>
    <annotation encoding="StarMath 5.0">f_{i-1 }( j )</annotation>
  </semantics>
</math>
</file>

<file path=Object 2/content.xml><?xml version="1.0" encoding="utf-8"?>
<math xmlns="http://www.w3.org/1998/Math/MathML" display="block">
  <semantics>
    <mrow>
      <mo stretchy="false">{</mo>
      <msub>
        <mi>x</mi>
        <mn>1,</mn>
      </msub>
      <mn>...</mn>
      <mi>,</mi>
      <msub>
        <mi>x</mi>
        <mrow>
          <mi>k</mi>
          <mo stretchy="false">−</mo>
          <mn>1</mn>
        </mrow>
      </msub>
      <mo stretchy="false">}</mo>
    </mrow>
    <annotation encoding="StarMath 5.0">\{ x_1, ...,x_{k-1} \}</annotation>
  </semantics>
</math>
</file>

<file path=Object 3/content.xml><?xml version="1.0" encoding="utf-8"?>
<math xmlns="http://www.w3.org/1998/Math/MathML" display="block">
  <semantics>
    <mrow>
      <mo stretchy="false">{</mo>
      <msub>
        <mi>x</mi>
        <mrow>
          <mi>r</mi>
          <mn>1</mn>
        </mrow>
      </msub>
      <mi>,</mi>
      <mn>...</mn>
      <mi>,</mi>
      <msub>
        <mi>x</mi>
        <mi mathvariant="italic">rj</mi>
      </msub>
      <mo stretchy="false">}</mo>
    </mrow>
    <annotation encoding="StarMath 5.0">\{x_{r1}, ..., x_{rj}  \}</annotation>
  </semantics>
</math>
</file>

<file path=Object 4/content.xml><?xml version="1.0" encoding="utf-8"?>
<math xmlns="http://www.w3.org/1998/Math/MathML" display="block">
  <semantics>
    <mrow>
      <mo stretchy="false">{</mo>
      <msub>
        <mi>x</mi>
        <mn>1,</mn>
      </msub>
      <mn>...</mn>
      <mi>,</mi>
      <msub>
        <mi>x</mi>
        <mrow>
          <mi>k</mi>
          <mo stretchy="false">−</mo>
          <mn>1</mn>
        </mrow>
      </msub>
      <mo stretchy="false">}</mo>
    </mrow>
    <annotation encoding="StarMath 5.0">\{ x_1, ...,x_{k-1} \}</annotation>
  </semantics>
</math>
</file>

<file path=Object 5/content.xml><?xml version="1.0" encoding="utf-8"?>
<math xmlns="http://www.w3.org/1998/Math/MathML" display="block">
  <semantics>
    <mrow>
      <mo stretchy="false">{</mo>
      <msub>
        <mi>x</mi>
        <mn>0,</mn>
      </msub>
      <msub>
        <mi>x</mi>
        <mrow>
          <mi>r</mi>
          <mn>1</mn>
        </mrow>
      </msub>
      <mi>,</mi>
      <mn>...</mn>
      <mi>,</mi>
      <msub>
        <mi>x</mi>
        <mi mathvariant="italic">rj</mi>
      </msub>
      <mo stretchy="false">}</mo>
    </mrow>
    <annotation encoding="StarMath 5.0">\{x_0, x_{r1}, ..., x_{ rj }\} </annotation>
  </semantics>
</math>
</file>

<file path=Object 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row>
      <mo stretchy="false">{</mo>
      <msub>
        <mi>x</mi>
        <mrow>
          <mi>r</mi>
          <mn>1</mn>
        </mrow>
      </msub>
      <mi>,</mi>
      <mn>...</mn>
      <mi>,</mi>
      <msub>
        <mi>x</mi>
        <mi mathvariant="italic">rj</mi>
      </msub>
      <mo stretchy="false">}</mo>
    </mrow>
    <annotation encoding="StarMath 5.0">\{x_{r1}, ..., x_{rj}  \}</annotation>
  </semantics>
</math>
</file>

<file path=Object 8/content.xml><?xml version="1.0" encoding="utf-8"?>
<math xmlns="http://www.w3.org/1998/Math/MathML" display="block">
  <semantics>
    <mrow>
      <mo stretchy="false">{</mo>
      <msub>
        <mi>x</mi>
        <mn>0,</mn>
      </msub>
      <msub>
        <mi>x</mi>
        <mn>1,</mn>
      </msub>
      <mn>...</mn>
      <mi>,</mi>
      <msub>
        <mi>x</mi>
        <mrow>
          <mi>k</mi>
          <mo stretchy="false">−</mo>
          <mn>1</mn>
        </mrow>
      </msub>
      <mo stretchy="false">}</mo>
    </mrow>
    <annotation encoding="StarMath 5.0">\{x_0, x_1, ..., x_{ k-1 }\}</annotation>
  </semantics>
</math>
</file>

<file path=Object 9/content.xml><?xml version="1.0" encoding="utf-8"?>
<math xmlns="http://www.w3.org/1998/Math/MathML" display="block">
  <semantics>
    <mrow>
      <msub>
        <mi>f</mi>
        <mi>j</mi>
      </msub>
      <mrow>
        <mo fence="true" stretchy="false">(</mo>
        <mrow>
          <mi>t</mi>
        </mrow>
        <mo fence="true" stretchy="false">)</mo>
      </mrow>
    </mrow>
    <annotation encoding="StarMath 5.0">f_j( t) </annotation>
  </semantics>
</math>
</file>